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9" style:family="graphic" style:parent-style-name="standard">
      <style:graphic-properties draw:stroke="dash" draw:stroke-dash="Ultrafine_20_2_20_Dots_20_3_20_Dashes" svg:stroke-color="#000000" draw:fill="solid" draw:fill-color="#66ffff" draw:textarea-horizontal-align="center" draw:textarea-vertical-align="middle" fo:min-height="0.55cm"/>
    </style:style>
    <style:style style:name="gr10" style:family="graphic" style:parent-style-name="standard">
      <style:graphic-properties draw:stroke="dash" draw:stroke-dash="Ultrafine_20_2_20_Dots_20_3_20_Dashes" svg:stroke-color="#000000" draw:fill="solid" draw:fill-color="#66ffff" draw:textarea-horizontal-align="center" draw:textarea-vertical-align="middle" fo:min-height="0.5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7.2cm" svg:height="25.1cm" svg:x="6.5cm" svg:y="9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0.804cm">
          <draw:text-box>
            <text:p>工作目录</text:p>
          </draw:text-box>
        </draw:frame>
        <draw:custom-shape draw:style-name="gr3" draw:text-style-name="P1" draw:layer="layout" svg:width="7.8cm" svg:height="16.2cm" svg:x="24.5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6.1cm" svg:x="8.3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6.2cm" svg:x="40.2cm" svg:y="16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1.104cm">
          <draw:text-box>
            <text:p>暂存区</text:p>
          </draw:text-box>
        </draw:frame>
        <draw:frame draw:style-name="gr4" draw:layer="layout" svg:width="3.1cm" svg:height="0.996cm" svg:x="42.2cm" svg:y="11.404cm">
          <draw:text-box>
            <text:p>本地仓库</text:p>
          </draw:text-box>
        </draw:frame>
        <draw:custom-shape draw:style-name="gr5" draw:text-style-name="P1" draw:layer="layout" svg:width="3cm" svg:height="3.7cm" svg:x="42.7cm" svg:y="18.1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8cm" svg:y1="17.7cm" svg:x2="18.2cm" svg:y2="16cm">
          <text:p/>
        </draw:line>
        <draw:frame draw:style-name="gr2" draw:layer="layout" svg:width="5cm" svg:height="0.996cm" svg:x="18.5cm" svg:y="15.5cm">
          <draw:text-box>
            <text:p>git diff </text:p>
          </draw:text-box>
        </draw:frame>
        <draw:custom-shape draw:style-name="gr5" draw:text-style-name="P1" draw:layer="layout" svg:width="3cm" svg:height="3.7cm" svg:x="27.6cm" svg:y="18.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7cm" svg:y="18.4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8.8cm" svg:y1="17.6cm" svg:x2="21.8cm" svg:y2="16cm">
          <text:p/>
        </draw:line>
        <draw:frame draw:style-name="gr2" draw:layer="layout" svg:width="6.8cm" svg:height="0.996cm" svg:x="33.8cm" svg:y="15.7cm">
          <draw:text-box>
            <text:p>git dif --cached</text:p>
          </draw:text-box>
        </draw:frame>
        <draw:line draw:style-name="gr6" draw:text-style-name="P1" draw:layer="layout" svg:x1="44.1cm" svg:y1="17.8cm" svg:x2="39.5cm" svg:y2="16.3cm">
          <text:p/>
        </draw:line>
        <draw:line draw:style-name="gr6" draw:text-style-name="P1" draw:layer="layout" svg:x1="29.8cm" svg:y1="17.5cm" svg:x2="33.3cm" svg:y2="16.4cm">
          <text:p/>
        </draw:line>
        <draw:line draw:style-name="gr6" draw:text-style-name="P1" draw:layer="layout" svg:x1="12.1cm" svg:y1="16.6cm" svg:x2="23.8cm" svg:y2="13.8cm">
          <text:p/>
        </draw:line>
        <draw:line draw:style-name="gr6" draw:text-style-name="P1" draw:layer="layout" svg:x1="44.2cm" svg:y1="15.9cm" svg:x2="31.7cm" svg:y2="14.1cm">
          <text:p/>
        </draw:line>
        <draw:frame draw:style-name="gr2" draw:layer="layout" svg:width="5cm" svg:height="0.996cm" svg:x="25.5cm" svg:y="13.3cm">
          <draw:text-box>
            <text:p>git diff HEAD</text:p>
          </draw:text-box>
        </draw:frame>
        <draw:line draw:style-name="gr6" draw:text-style-name="P1" draw:layer="layout" svg:x1="26.4cm" svg:y1="19.1cm" svg:x2="15cm" svg:y2="19.1cm">
          <text:p/>
        </draw:line>
        <draw:frame draw:style-name="gr2" draw:layer="layout" svg:width="5cm" svg:height="0.996cm" svg:x="18.3cm" svg:y="17.704cm">
          <draw:text-box>
            <text:p>git add</text:p>
          </draw:text-box>
        </draw:frame>
        <draw:line draw:style-name="gr6" draw:text-style-name="P1" draw:layer="layout" svg:x1="41.5cm" svg:y1="19.4cm" svg:x2="31.468cm" svg:y2="19.265cm">
          <text:p/>
        </draw:line>
        <draw:frame draw:style-name="gr2" draw:layer="layout" svg:width="5cm" svg:height="0.996cm" svg:x="34.3cm" svg:y="18cm">
          <draw:text-box>
            <text:p>git commit</text:p>
          </draw:text-box>
        </draw:frame>
        <draw:line draw:style-name="gr7" draw:text-style-name="P1" draw:layer="layout" svg:x1="31.6cm" svg:y1="21.3cm" svg:x2="41.4cm" svg:y2="21.3cm">
          <text:p/>
        </draw:line>
        <draw:frame draw:style-name="gr2" draw:layer="layout" svg:width="6.553cm" svg:height="0.996cm" svg:x="34.247cm" svg:y="19.852cm">
          <draw:text-box>
            <text:p>git reset HEAD</text:p>
          </draw:text-box>
        </draw:frame>
        <draw:line draw:style-name="gr7" draw:text-style-name="P1" draw:layer="layout" svg:x1="15.201cm" svg:y1="21.3cm" svg:x2="26.1cm" svg:y2="21.3cm">
          <text:p/>
        </draw:line>
        <draw:frame draw:style-name="gr2" draw:layer="layout" svg:width="5.812cm" svg:height="0.996cm" svg:x="18.388cm" svg:y="19.991cm">
          <draw:text-box>
            <text:p>git checkout --</text:p>
          </draw:text-box>
        </draw:frame>
        <draw:line draw:style-name="gr6" draw:text-style-name="P1" draw:layer="layout" svg:x1="12.8cm" svg:y1="23.1cm" svg:x2="17.8cm" svg:y2="24.9cm">
          <text:p/>
        </draw:line>
        <draw:frame draw:style-name="gr2" draw:layer="layout" svg:width="5cm" svg:height="0.996cm" svg:x="18.841cm" svg:y="24.595cm">
          <draw:text-box>
            <text:p>git rm</text:p>
          </draw:text-box>
        </draw:frame>
        <draw:line draw:style-name="gr6" draw:text-style-name="P1" draw:layer="layout" svg:x1="27.2cm" svg:y1="23.2cm" svg:x2="21.9cm" svg:y2="25cm">
          <text:p/>
        </draw:line>
        <draw:frame draw:style-name="gr2" draw:layer="layout" svg:width="5cm" svg:height="0.996cm" svg:x="18.841cm" svg:y="25.895cm">
          <draw:text-box>
            <text:p>git mv</text:p>
          </draw:text-box>
        </draw:frame>
        <draw:frame draw:style-name="gr2" draw:layer="layout" svg:width="5cm" svg:height="0.996cm" svg:x="45.1cm" svg:y="17cm">
          <draw:text-box>
            <text:p>git log</text:p>
          </draw:text-box>
        </draw:frame>
        <draw:frame draw:style-name="gr2" draw:layer="layout" svg:width="5cm" svg:height="0.996cm" svg:x="8.4cm" svg:y="17.4cm">
          <draw:text-box>
            <text:p>git status</text:p>
          </draw:text-box>
        </draw:frame>
        <draw:path draw:style-name="gr8" draw:text-style-name="P1" draw:layer="layout" svg:width="4.899cm" svg:height="0.995cm" svg:x="46.3cm" svg:y="29.2cm" svg:viewBox="0 0 4900 996" svg:d="M2323 996v-996h2577v996zM2635 255h63v189h228v-189h62v463h-62v-221h-228v221h-63zM3113 254h293v53h-230v137h220v53h-220v168h236v53h-299zM3671 316l-85 231h170zM3636 255h71l176 463h-65l-42-119h-209l-42 119h-66zM4015 306v360h76c63 0 110-14 140-43s44-75 44-137-14-108-44-137-77-43-140-43zM3952 254h129c90 0 156 19 198 57 41 37 62 95 62 175s-21 138-63 176c-42 37-108 56-197 56h-129zM2300 300h-1725v-200l-575 400 575 401v-201h1725zM0 100zM2301 901z">
          <text:p/>
        </draw:path>
        <draw:polygon draw:style-name="gr9" draw:text-style-name="P1" draw:layer="layout" svg:width="3.176cm" svg:height="0.899cm" svg:x="48.523cm" svg:y="19.504cm" svg:viewBox="0 0 3177 900" draw:points="0,900 0,0 3177,0 3177,900">
          <text:p text:style-name="P1">HEAD</text:p>
        </draw:polygon>
        <draw:polygon draw:style-name="gr10" draw:text-style-name="P1" draw:layer="layout" svg:width="2.299cm" svg:height="0.8cm" svg:x="46.2cm" svg:y="19.604cm" svg:viewBox="0 0 2300 801" draw:points="2300,200 575,200 575,0 0,400 575,801 575,600 2300,600">
          <text:p/>
        </draw:polygon>
        <draw:polygon draw:style-name="gr10" draw:text-style-name="P1" draw:layer="layout" svg:width="0cm" svg:height="0cm" svg:x="46.2cm" svg:y="19.604cm" svg:viewBox="0 0 0 0" draw:points="0,0">
          <text:p/>
        </draw:polygon>
        <draw:polygon draw:style-name="gr10" draw:text-style-name="P1" draw:layer="layout" svg:width="0cm" svg:height="0cm" svg:x="48.501cm" svg:y="20.405cm" svg:viewBox="0 0 0 0" draw:points="0,0">
          <text:p/>
        </draw:polygon>
        <draw:line draw:style-name="gr7" draw:text-style-name="P1" draw:layer="layout" svg:x1="49.8cm" svg:y1="28.6cm" svg:x2="49.8cm" svg:y2="20.904cm">
          <text:p/>
        </draw:line>
        <draw:frame draw:style-name="gr11" draw:layer="layout" svg:width="5cm" svg:height="1.1cm" svg:x="43cm" svg:y="24.4cm">
          <draw:text-box>
            <text:p>git reset --soft</text:p>
          </draw:text-box>
        </draw:frame>
        <draw:line draw:style-name="gr6" draw:text-style-name="P1" draw:layer="layout" svg:x1="14.7cm" svg:y1="29.8cm" svg:x2="42.3cm" svg:y2="30cm">
          <text:p/>
        </draw:line>
        <draw:custom-shape draw:style-name="gr12" draw:text-style-name="P1" draw:layer="layout" svg:width="3cm" svg:height="3.7cm" svg:x="10.662cm" svg:y="27.094cm">
          <text:p text:style-name="P1">file‘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cm" svg:height="3.7cm" svg:x="27.8cm" svg:y="27.1cm">
          <text:p text:style-name="P1">file‘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cm" svg:height="3.7cm" svg:x="42.9cm" svg:y="27.4cm">
          <text:p text:style-name="P1">file‘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cm" svg:height="0.996cm" svg:x="17.7cm" svg:y="27.7cm">
          <draw:text-box>
            <text:p>git reset --hard</text:p>
          </draw:text-box>
        </draw:frame>
        <draw:line draw:style-name="gr6" draw:text-style-name="P1" draw:layer="layout" svg:x1="31.301cm" svg:y1="28.702cm" svg:x2="41.801cm" svg:y2="28.802cm">
          <text:p/>
        </draw:line>
        <draw:frame draw:style-name="gr2" draw:layer="layout" svg:width="4.453cm" svg:height="0.996cm" svg:x="34.748cm" svg:y="27.306cm">
          <draw:text-box>
            <text:p>git re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14T21:44:00.520169276</dc:date>
    <meta:editing-duration>PT8H13M12S</meta:editing-duration>
    <meta:editing-cycles>203</meta:editing-cycles>
    <meta:generator>LibreOffice/4.2.6.3$Linux_x86 LibreOffice_project/420m0$Build-3</meta:generator>
    <meta:document-statistic meta:object-count="47"/>
  </office:meta>
</office:document-meta>
</file>